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Standard">
      <style:text-properties fo:font-weight="bold" officeooo:rsid="001a2f5a" officeooo:paragraph-rsid="001bc91f" style:font-weight-asian="bold" style:font-weight-complex="bold"/>
    </style:style>
    <style:style style:name="P2" style:family="paragraph" style:parent-style-name="Standard">
      <style:text-properties fo:font-weight="bold" officeooo:rsid="001a2f5a" officeooo:paragraph-rsid="001e003e" style:font-weight-asian="bold" style:font-weight-complex="bold"/>
    </style:style>
    <style:style style:name="P3" style:family="paragraph" style:parent-style-name="Standard">
      <style:text-properties fo:font-weight="bold" officeooo:rsid="001a2f5a" officeooo:paragraph-rsid="00206f4d" style:font-weight-asian="bold" style:font-weight-complex="bold"/>
    </style:style>
    <style:style style:name="P4" style:family="paragraph" style:parent-style-name="Standard">
      <style:text-properties fo:font-weight="bold" officeooo:rsid="001bc91f" officeooo:paragraph-rsid="001bc91f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1cbb6" officeooo:paragraph-rsid="0021cbb6" style:font-weight-asian="bold" style:font-weight-complex="bold"/>
    </style:style>
    <style:style style:name="P7" style:family="paragraph" style:parent-style-name="Preformatted_20_Text">
      <style:paragraph-properties fo:margin-top="0cm" fo:margin-bottom="0cm" style:contextual-spacing="false" fo:line-height="129%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color="#222222" loext:opacity="100%" style:font-name="inherit" fo:font-size="10.5pt" loext:padding="0cm" loext:border="none"/>
    </style:style>
    <style:style style:name="P9" style:family="paragraph" style:parent-style-name="Preformatted_20_Text">
      <style:paragraph-properties fo:margin-top="0cm" fo:margin-bottom="0cm" style:contextual-spacing="false" fo:line-height="129%" fo:padding="0cm" fo:border="none"/>
      <style:text-properties fo:font-variant="normal" fo:text-transform="none" fo:color="#222222" loext:opacity="100%" style:font-name="JetBrains Mono" fo:font-size="10.5pt" fo:letter-spacing="normal" fo:font-style="normal" fo:font-weight="normal" loext:padding="0cm" loext:border="none"/>
    </style:style>
    <style:style style:name="P10" style:family="paragraph" style:parent-style-name="Preformatted_20_Text">
      <style:paragraph-properties fo:margin-top="0cm" fo:margin-bottom="0cm" style:contextual-spacing="false" fo:line-height="129%" fo:padding="0cm" fo:border="none"/>
      <style:text-properties fo:font-variant="normal" fo:text-transform="none" fo:color="#222222" loext:opacity="100%" fo:letter-spacing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font-variant="normal" fo:text-transform="none" fo:color="#222222" loext:opacity="100%" fo:letter-spacing="normal" loext:padding="0cm" loext:border="none"/>
    </style:style>
    <style:style style:name="P12" style:family="paragraph" style:parent-style-name="Standard">
      <style:text-properties fo:font-variant="normal" fo:text-transform="none" fo:color="#222222" loext:opacity="100%" style:font-name="Roboto" fo:font-size="10.5pt" fo:letter-spacing="normal" fo:font-style="normal" fo:font-weight="bold" officeooo:paragraph-rsid="001bc91f" style:font-weight-asian="normal" style:font-weight-complex="normal" loext:padding="0cm" loext:border="none"/>
    </style:style>
    <style:style style:name="P13" style:family="paragraph" style:parent-style-name="Standard">
      <style:text-properties fo:font-variant="normal" fo:text-transform="none" fo:color="#222222" loext:opacity="100%" style:font-name="Roboto" fo:font-size="10.5pt" fo:letter-spacing="normal" fo:font-style="normal" fo:font-weight="bold" officeooo:rsid="001a2f5a" officeooo:paragraph-rsid="001e003e" style:font-weight-asian="normal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style:line-height-at-least="0.423cm" fo:orphans="2" fo:widows="2" fo:text-indent="0cm" style:auto-text-indent="false"/>
      <style:text-properties fo:font-variant="normal" fo:text-transform="none" fo:color="#222222" loext:opacity="100%" style:font-name="Roboto" fo:font-size="10.5pt" fo:letter-spacing="normal" fo:font-style="normal" fo:font-weight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font-variant="normal" fo:text-transform="none" fo:color="#222222" loext:opacity="100%" style:font-name="inherit" fo:font-size="10.5pt" fo:letter-spacing="normal" fo:font-style="normal" fo:font-weight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color="#222222" loext:opacity="100%" style:font-name="inherit" fo:font-size="10.5pt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color="#222222" loext:opacity="100%" style:font-name="JetBrains Mono" fo:font-size="10.5pt" loext:padding="0cm" loext:border="none"/>
    </style:style>
    <style:style style:name="T1" style:family="text">
      <style:text-properties officeooo:rsid="0006fc6b"/>
    </style:style>
    <style:style style:name="T2" style:family="text">
      <style:text-properties style:font-name="JetBrains Mono" fo:font-size="10.5pt" fo:font-style="normal" fo:font-weight="normal"/>
    </style:style>
    <style:style style:name="T3" style:family="text">
      <style:text-properties style:font-name="inherit" fo:font-size="10.5pt" fo:font-style="normal" fo:font-weight="normal"/>
    </style:style>
    <style:style style:name="T4" style:family="text">
      <style:text-properties officeooo:rsid="001d6d18"/>
    </style:style>
    <style:style style:name="T5" style:family="text">
      <style:text-properties officeooo:rsid="001e003e"/>
    </style:style>
    <style:style style:name="T6" style:family="text">
      <style:text-properties officeooo:rsid="001f6b79"/>
    </style:style>
    <style:style style:name="T7" style:family="text">
      <style:text-properties officeooo:rsid="001bc91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815_4272753056"/><text:bookmark-start text:name="__DdeLink__822_4272753056"/>4.10.<text:span text:style-name="T4">7</text:span>_<text:span text:style-name="T1">Рецензии</text:span>.py<text:bookmark-end text:name="__DdeLink__815_4272753056"/><text:bookmark-end text:name="__DdeLink__822_4272753056"/></text:p>
      <text:p text:style-name="P14">Решение #964889720</text:p>
      <text:section text:style-name="Sect1" text:name="ember1451">
        <text:p text:style-name="P16"/>
        <text:section text:style-name="Sect1" text:name="ember1452">
          <text:p text:style-name="P16"/>
          <text:section text:style-name="Sect2" text:name="ember1453">
            <text:p text:style-name="P8">import requests<text:line-break/>from bs4 import BeautifulSoup<text:line-break/>import json</text:p>
            <text:p text:style-name="P15">response = requests.get(url='https://parsinger.ru/html/index1_page_1.html')<text:line-break/>response.encoding = 'utf-8'<text:line-break/>soup = BeautifulSoup(response.text, 'lxml')<text:line-break/>nav_links = [link['href'] for link in soup.find('div', class_='nav_menu')('a')]<text:line-break/>result_json = []</text:p>
            <text:p text:style-name="P15">for nav_link in nav_links:<text:line-break/>    response = requests.get(url=f'https://parsinger.ru/html/{nav_link}')<text:line-break/>    response.encoding = 'utf-8'<text:line-break/>    soup = BeautifulSoup(response.text, 'lxml')<text:line-break/>    category = soup.find('div', class_='nav_menu').find('a', href=nav_link).find('div')['id']<text:line-break/>    links = [link['href'] for link in soup.find('div', class_='pagen')('a')]</text:p>
            <text:p text:style-name="P11">    <text:span text:style-name="T3">for link in links:<text:line-break/>        response = requests.get(url=f'https://parsinger.ru/html/{link}')<text:line-break/>        response.encoding = 'utf-8'<text:line-break/>        soup = BeautifulSoup(response.text, 'lxml')<text:line-break/>        item_links = [item.parent['href'] for item in soup('p', string='Подробнее')]</text:span></text:p>
            <text:p text:style-name="P11">        <text:span text:style-name="T3">for item_link in item_links:<text:line-break/>            response = requests.get(url=f'https://parsinger.ru/html/{item_link}')<text:line-break/>            response.encoding = 'utf-8'<text:line-break/>            soup = BeautifulSoup(response.text, 'lxml')<text:line-break/>            result_json.append({<text:line-break/>                'category': category,<text:line-break/>                'name': soup.find('p', id='p_header').text.strip(),<text:line-break/>                'article': soup.find('p', class_='article').text.split(':')[1].strip(),<text:line-break/>                'description': {<text:line-break/>                    li['id']: li.text.split(':')[1].strip() for li in soup.find('ul', id='description')('li')<text:line-break/>                },<text:line-break/>                'in_stock': soup.find('span', id='in_stock').text.split(':')[1].strip(),<text:line-break/>                'price': soup.find('span', id='price').text.strip(),<text:line-break/>                'old_price': soup.find('span', id='old_price').text.strip(),<text:line-break/>                'link': f'https://parsinger.ru/html/{item_link}'<text:line-break/>            })</text:span></text:p>
            <text:p text:style-name="P15">with open('result.json', 'w', encoding='utf-8') as file:<text:line-break/>    json.dump(result_json, file, indent=4, ensure_ascii=False)</text:p>
          </text:section>
        </text:section>
      </text:section>
      <text:p text:style-name="Standard"/>
      <text:p text:style-name="P1">РЕЦЕНЗИЯ:</text:p>
      <text:p text:style-name="P4"><text:span text:style-name="T5">Лаконичный </text:span>код, <text:span text:style-name="T5">формирует требуемый ответ</text:span></text:p>
      <text:p text:style-name="P4"/>
      <text:p text:style-name="P4"/>
      <text:p text:style-name="P4"/>
      <text:p text:style-name="P12"><text:soft-page-break/>Решение #965082890</text:p>
      <text:section text:style-name="Sect1" text:name="Раздел1">
        <text:section text:style-name="Sect1" text:name="Раздел2">
          <text:section text:style-name="Sect2" text:name="Раздел3">
            <text:p text:style-name="P8"><text:bookmark text:name="ember1453"/>import requests<text:line-break/>from bs4 import BeautifulSoup<text:line-break/>import json</text:p>
            <text:p text:style-name="P15"><text:line-break/>cat_list = [] # Это список с названиями категорий<text:line-break/>start_page = 'https://parsinger.ru/html/index1_page_1.html'<text:line-break/>res = requests.get(url=start_page)<text:line-break/>res.encoding = 'utf-8'<text:line-break/>soup = BeautifulSoup(res.text, 'lxml')<text:line-break/>items = soup.find('div', {'class': 'nav_menu'}).find_all('a')<text:line-break/>for _ in items:<text:line-break/>    item = _.find('div')['id']<text:line-break/>    cat_list.append(item)</text:p>
            <text:p text:style-name="P15">json_list = []  # Будущий список словарей</text:p>
            <text:p text:style-name="P15">for i in range(len(cat_list)):<text:line-break/>    j = 1<text:line-break/>    url = f'https://parsinger.ru/html/{cat_list[i]}/{i+1}/{i+1}_{j}.html'<text:line-break/>    response = requests.get(url)<text:line-break/>    response.encoding = 'utf-8'<text:line-break/>    soup = BeautifulSoup(response.text, 'lxml')</text:p>
            <text:p text:style-name="P11">    <text:span text:style-name="T3"># Название категории<text:line-break/>    cat_name = cat_list[i]</text:span></text:p>
            <text:p text:style-name="P11">    <text:span text:style-name="T3">#  Ключи в блоке description<text:line-break/>    keys_attr = soup.find_all('li')<text:line-break/>    keys = []<text:line-break/>    for _ in range(len(keys_attr)):<text:line-break/>        keys.append(keys_attr[_]['id'])</text:span></text:p>
            <text:p text:style-name="P15"><text:line-break/>    while response.status_code == 200:  # Что бы не определять количество страниц<text:line-break/>        response.encoding = 'utf-8'<text:line-break/>        soup = BeautifulSoup(response.text, 'lxml')</text:p>
            <text:p text:style-name="P11">        <text:span text:style-name="T3">#  Значения в блоке description<text:line-break/>        values = []<text:line-break/>        for _ in range(len(keys_attr)):<text:line-break/>            values.append(keys_attr[_].text.split(':')[-1].strip())<text:line-break/>        description = dict(zip(keys, values))</text:span></text:p>
            <text:p text:style-name="P11">        <text:span text:style-name="T3">#  Остальные значения<text:line-break/>        name = soup.find('p', id='p_header').text.strip()<text:line-break/>        article = soup.find('p', class_='article').text.split(':')[-1].strip()<text:line-break/>        in_stock = soup.find('span', id='in_stock').text.split(':')[-1].strip()<text:line-break/>        price = soup.find('span', id='price').text.strip()<text:line-break/>        old_price = soup.find('span', id='old_price').text.strip()<text:line-break/>        json_list.append({<text:line-break/>            'categories': cat_name,<text:line-break/>            'name': name,<text:line-break/></text:span><text:soft-page-break/><text:span text:style-name="T3">            'article': article,<text:line-break/>            'description': description,<text:line-break/>            'in_stock': in_stock,<text:line-break/>            'price': price,<text:line-break/>            'old_price': old_price,<text:line-break/>            'link': response.url<text:line-break/>        })<text:line-break/>        j += 1<text:line-break/>        url = f'https://parsinger.ru/html/{cat_list[i]}/{i+1}/{i+1}_{j}.html'<text:line-break/>        response = requests.get(url)</text:span></text:p>
            <text:p text:style-name="P15">with open('res.json', 'w', newline='') as file:<text:line-break/>    json.dump(json_list, file, indent=4, ensure_ascii=False)<text:line-break/>print('Готово')</text:p>
          </text:section>
        </text:section>
      </text:section>
      <text:p text:style-name="P2">РЕЦЕНЗИЯ: </text:p>
      <text:p text:style-name="P2"><text:span text:style-name="T6">Код формирует требуемый ответ. Понравился ход </text:span><text:s/>while <text:bookmark-start text:name="__DdeLink__4956_2007076953"/>response.status_code == 200<text:bookmark-end text:name="__DdeLink__4956_2007076953"/>: <text:s/># Что бы не определять количество страниц</text:p>
      <text:p text:style-name="P2"/>
      <text:p text:style-name="P13">Решение #848179139</text:p>
      <text:section text:style-name="Sect1" text:name="Раздел4">
        <text:section text:style-name="Sect1" text:name="Раздел5">
          <text:section text:style-name="Sect2" text:name="Раздел6">
            <text:p text:style-name="P18"><text:bookmark text:name="ember14531"/>import json</text:p>
            <text:p text:style-name="P9">import requests as rq</text:p>
            <text:p text:style-name="P9">from bs4 import BeautifulSoup</text:p>
            <text:p text:style-name="P7"/>
            <text:p text:style-name="P7"/>
            <text:p text:style-name="P9">def cooking_soup(link: str):</text:p>
            <text:p text:style-name="P10"><text:s text:c="4"/><text:span text:style-name="T2">'''For quick using "soup"'''</text:span></text:p>
            <text:p text:style-name="P10"><text:s text:c="4"/><text:span text:style-name="T2">response = rq.get(url=link)</text:span></text:p>
            <text:p text:style-name="P10"><text:s text:c="4"/><text:span text:style-name="T2">response.encoding = 'utf-8'</text:span></text:p>
            <text:p text:style-name="P10"><text:s text:c="4"/><text:span text:style-name="T2">return BeautifulSoup(response.text, 'lxml')</text:span></text:p>
            <text:p text:style-name="P7"/>
            <text:p text:style-name="P7"/>
            <text:p text:style-name="P9">res_list = []</text:p>
            <text:p text:style-name="P9">categories = cooking_soup('https://parsinger.ru/html/index1_page_1.html').find('div', class_='nav_menu').find_all('a')</text:p>
            <text:p text:style-name="P9">for c in categories:</text:p>
            <text:p text:style-name="P10"><text:s text:c="4"/><text:span text:style-name="T2">category = c.find_next('div').text</text:span></text:p>
            <text:p text:style-name="P10"><text:s text:c="4"/><text:span text:style-name="T2">pagen = cooking_soup(f'https://parsinger.ru/html/{c["href"]}').find('div', class_='pagen').find_all('a')</text:span></text:p>
            <text:p text:style-name="P10"><text:s text:c="4"/><text:span text:style-name="T2">for page in pagen:</text:span></text:p>
            <text:p text:style-name="P10"><text:s text:c="8"/><text:span text:style-name="T2">items = cooking_soup(f'https://parsinger.ru/html/{page["href"]}').find_all('a', class_='name_item')</text:span></text:p>
            <text:p text:style-name="P10"><text:s text:c="8"/><text:span text:style-name="T2">for item in items:</text:span></text:p>
            <text:p text:style-name="P10"><text:s text:c="12"/><text:span text:style-name="T2">url = f'https://parsinger.ru/html/{item["href"]}'</text:span></text:p>
            <text:p text:style-name="P10"><text:s text:c="12"/><text:span text:style-name="T2">soup_item = cooking_soup(url)</text:span></text:p>
            <text:p text:style-name="P10"><text:s text:c="12"/><text:span text:style-name="T2">res_list.append({'Категория': category,</text:span></text:p>
            <text:p text:style-name="P10"><text:s text:c="29"/><text:span text:style-name="T2">'Название': soup_item.find('p', id='p_header').text,</text:span></text:p>
            <text:p text:style-name="P10"><text:soft-page-break/><text:s text:c="29"/><text:span text:style-name="T2">'Артикул': soup_item.find('p', class_='article').text.split(':')[1].strip(),</text:span></text:p>
            <text:p text:style-name="P10"><text:s text:c="29"/><text:span text:style-name="T2">'Описание': {i.text.split(':')[0]: i.text.split(':')[1].strip() for i in soup_item.find_all('li')},</text:span></text:p>
            <text:p text:style-name="P10"><text:s text:c="29"/><text:span text:style-name="T2">'В наличии': soup_item.find('span', id='in_stock').text.split(':')[1].strip(),</text:span></text:p>
            <text:p text:style-name="P10"><text:s text:c="29"/><text:span text:style-name="T2">'Цена': soup_item.find('span', id='price').text,</text:span></text:p>
            <text:p text:style-name="P10"><text:s text:c="29"/><text:span text:style-name="T2">'Старая цена': soup_item.find('span', id='old_price').text,</text:span></text:p>
            <text:p text:style-name="P10"><text:s text:c="29"/><text:span text:style-name="T2">'Ссылка': url})</text:span></text:p>
            <text:p text:style-name="P7"/>
            <text:p text:style-name="P7"/>
            <text:p text:style-name="P9">with open('res.json', 'w', encoding='utf-8-sig', newline='') as file:</text:p>
            <text:p text:style-name="P10"><text:s text:c="4"/><text:span text:style-name="T2">json.dump(res_list, file, indent=4, ensure_ascii=False)</text:span></text:p>
          </text:section>
        </text:section>
      </text:section>
      <text:p text:style-name="P3">РЕЦЕНЗИЯ:</text:p>
      <text:p text:style-name="P6">Весьма л<text:span text:style-name="T5">аконичный </text:span><text:span text:style-name="T7">код, </text:span><text:span text:style-name="T5">формирует требуемый отве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32:44.182013061</meta:creation-date>
    <dc:date>2023-05-22T14:14:08.224302973</dc:date>
    <meta:editing-duration>PT15H22M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4" meta:paragraph-count="54" meta:word-count="460" meta:character-count="6050" meta:non-whitespace-character-count="4743"/>
  </office:meta>
</office:document-meta>
</file>